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align="start" style:justify-single-word="false" fo:text-indent="0in" style:auto-text-indent="false"/>
      <style:text-properties style:font-name="Georgia" fo:font-size="10.5pt" style:font-size-asian="10.5pt" style:font-name-complex="Times New Roman1" style:font-size-complex="10.5pt"/>
    </style:style>
    <style:style style:name="P6" style:family="paragraph" style:parent-style-name="Standard" style:list-style-name="">
      <style:paragraph-properties fo:margin-left="0in" fo:margin-right="0in" fo:margin-top="0in" fo:margin-bottom="0in" fo:line-height="100%" fo:text-align="start" style:justify-single-word="false" fo:text-indent="0in" style:auto-text-indent="false"/>
      <style:text-properties style:font-name="Georgia" fo:font-size="10.5pt" style:font-size-asian="10.5pt" style:font-name-complex="Times New Roman1" style:font-size-complex="10.5pt"/>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No_20_Spacing">
      <style:paragraph-properties fo:text-align="start" style:justify-single-word="false"/>
      <style:text-properties style:font-name="Georgia" fo:font-size="10.5pt" style:font-size-asian="10.5pt" style:font-name-complex="Times New Roman1" style:font-size-complex="10.5pt"/>
    </style:style>
    <style:style style:name="P9" style:family="paragraph" style:parent-style-name="BODY">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10" style:family="paragraph" style:parent-style-name="_5b_Normal_5d_">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11" style:family="paragraph" style:parent-style-name="_5b_Normal_5d_">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style>
    <style:style style:name="T2" style:family="text">
      <style:text-properties fo:font-weight="bold" style:font-weight-asian="bold" style:font-name-complex="Times New Roman1"/>
    </style:style>
    <style:style style:name="T3" style:family="text">
      <style:text-properties fo:font-weight="bold" style:font-weight-asian="bold" style:font-name-complex="Times New Roman1" style:font-weight-complex="bold"/>
    </style:style>
    <style:style style:name="T4" style:family="text">
      <style:text-properties style:font-name-complex="Times New Roman1"/>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0" style:family="text">
      <style:text-properties fo:language="none" fo:country="none" fo:font-style="normal" style:font-name-asian="Georgia" style:language-asian="none" style:country-asian="none" style:font-style-asian="normal" style:font-name-complex="Georgia" style:language-complex="none" style:country-complex="none" style:font-style-complex="normal"/>
    </style:style>
    <style:style style:name="T11" style:family="text">
      <style:text-properties fo:language="none" fo:country="none" fo:font-style="normal" fo:font-weight="bold" style:font-name-asian="Georgia" style:language-asian="none" style:country-asian="none" style:font-style-asian="normal" style:font-weight-asian="bold" style:font-name-complex="Georgia" style:language-complex="none" style:country-complex="none" style:font-style-complex="normal" style:font-weight-complex="bold"/>
    </style:style>
    <style:style style:name="T12" style:family="text">
      <style:text-properties fo:language="none" fo:country="none" fo:font-style="normal" style:text-underline-style="solid" style:text-underline-width="auto" style:text-underline-color="font-color" style:font-name-asian="Georgia" style:language-asian="none" style:country-asian="none" style:font-style-asian="normal" style:font-name-complex="Georgia" style:language-complex="none" style:country-complex="none" style:font-style-complex="normal"/>
    </style:style>
    <style:style style:name="T13"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4" style:family="text">
      <style:text-properties fo:color="#000000" fo:language="none" fo:country="none" fo:font-style="italic" style:text-underline-style="solid" style:text-underline-width="auto" style:text-underline-color="font-color"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5" style:family="text">
      <style:text-properties fo:color="#000000" fo:language="none" fo:country="none" style:text-underline-style="solid" style:text-underline-width="auto" style:text-underline-color="font-color" fo:font-weight="normal" style:font-name-asian="Georgia" style:language-asian="none" style:country-asian="none" style:font-weight-asian="normal" style:font-name-complex="Georgia" style:language-complex="none" style:country-complex="none" style:font-weight-complex="normal"/>
    </style:style>
    <style:style style:name="T16" style:family="text">
      <style:text-properties fo:language="en" fo:country="US" fo:font-weight="bold" style:font-name-asian="Georgia" style:language-asian="none" style:country-asian="none" style:font-weight-asian="bold" style:font-name-complex="Georgia" style:language-complex="none" style:country-complex="none" style:font-weight-complex="bold"/>
    </style:style>
    <style:style style:name="T17" style:family="text">
      <style:text-properties fo:language="en" fo:country="US" fo:font-style="normal" style:font-name-asian="Georgia" style:language-asian="none" style:country-asian="none" style:font-style-asian="normal" style:font-name-complex="Georgia" style:language-complex="none" style:country-complex="none"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Revised Commandments</text:p>
      <text:p text:style-name="P8"/>
      <text:h text:style-name="P5" text:outline-level="3"><text:span text:style-name="T1">Introduction:</text:span> With the numberless revisions of the Bible and the removing or altering of Biblical Theology I was sitting down and wondering about the 10 Commandments. How could they be revised? Which ones should we alter and/or which ones need to be deleted?</text:h>
      <text:h text:style-name="P6" text:outline-level="3"><text:s text:c="2"/>Perhaps an update to the first one would read: Thou shalt limit the number of Gods to no more than7 (one for each day of the week). Number 2 should have an exception for non threatening or cute graven images. Maybe number three should be altered to say that a full bow is prohibited but a small curtsy is allowed. And perhaps certain words should be banned but not all cursing. Really; what are you supposed to say when you hit your finger with a hammer or stub your toe? Let's change the sabbath day to whatever day works best with your schedule. We can delete #5 because no one has to listen to parents that can't even download apps onto their smartphone. Let's add the phrase: “Unless there is a good reason.” to the not killing commandment. Perhaps we should allow adultery if a spouse is really mean or unloving. Stealing can be allowed if you are underpaid but only from your employer. We can make an exception for white lies and allow coveting as long as the item is worth less than $1,000.00. What do you think about that?</text:h>
      <text:h text:style-name="P6" text:outline-level="3"><text:s text:c="2"/>Would it surprise you to know that Jesus revised all of the commands of scripture down to just two?</text:h>
      <text:p text:style-name="P1"><text:span text:style-name="T2">Read:</text:span><text:span text:style-name="T4"> Matthew 22:34-40</text:span></text:p>
      <text:p text:style-name="P2"><text:span text:style-name="T2">Text:</text:span><text:span text:style-name="T4"> Matthew 22:40 “</text:span><text:span text:style-name="T13">On these two commandments hang all the law and the prophets.”</text:span></text:p>
      <text:h text:style-name="P2" text:outline-level="3"><text:span text:style-name="T3">An Intelligent Question:</text:span><text:span text:style-name="T4"> </text:span><text:span text:style-name="T15">Master, which </text:span><text:span text:style-name="T14">is</text:span><text:span text:style-name="T15"> the great commandment in the law</text:span><text:span text:style-name="T13">? He could have asked the question this way: “Jesus, since there are so many laws and it's so hard to keep all them, which is the most important? Where should we start in order that we might please God.” </text:span></text:h>
      <text:h text:style-name="P4" text:outline-level="3"><text:span text:style-name="T13"><text:s text:c="2"/>You must understand that the Jewish leaders had taken the 10 commandments and written over 200 commandments just to help the people understand and obey the 10. Add that to the many commands and prophesies of the Old Testament and you are up to thousands of limit-ations and prohibitions of their behavior.</text:span></text:h>
      <text:h text:style-name="P4" text:outline-level="3"><text:span text:style-name="T13"><text:s text:c="2"/>This lawyer was probably all worn out from trying to keep up with it all. </text:span></text:h>
      <text:p text:style-name="P9"><text:span text:style-name="T6">The Surprise Answer:</text:span><text:span text:style-name="T5"> Jesus could have said: “Any and every thing that my Father commands is important. Get back into school and start your memory work.” He could have said: “Just concentrate on the 10 and all of heaven will be happy.” He reached back into the book of Deuter-onomy (6:5) and answered the question as asked: He said: “Thou shalt love the Lord thy God with all thy heart, and with all thy soul, and with all thy mind. This is the first and great commandment.”</text:span></text:p>
      <text:p text:style-name="P10"><text:span text:style-name="T5"><text:s text:c="2"/>He follows it up with a second command , quoted from Leviticus 19:18: “Thou shalt love thy neighbor as thyself.”</text:span></text:p>
      <text:p text:style-name="P11"><text:span text:style-name="T7"><text:s text:c="2"/>He then makes the most revealing declarative statement of all scripture when He says: “On these two commandments hang all the law and the prophets.”</text:span></text:p>
      <text:p text:style-name="P11"><text:span text:style-name="T7"><text:s text:c="2"/>In essence He is saying obey these two commands and you will meet all of the demands of all the commandments of scripture.</text:span></text:p>
      <text:p text:style-name="P11"><text:span text:style-name="T8">A </text:span><text:span text:style-name="T16">Shocking</text:span><text:span text:style-name="T8"> Revelation:</text:span><text:span text:style-name="T7"> This must have blown the lawyer away. For the Jewish leaders had constantly emphasized: “OBEDIENCE TO THE LAW!” and since that was important then it only made sense that the specifics of the law were important. Here is Jesus seeming to remove the specifics and speak in a very general way. How could they tell if they were on the right way if the way was not clearly marked? Why it would be easy to say that a person loved God and their fellow man, even if they actually didn't. </text:span><text:span text:style-name="T9">How would a good jew be able to prove that he was a good jew and how would he be able to determine if another jew was a good jew or not?</text:span><text:span text:style-name="T10"> </text:span></text:p>
      <text:p text:style-name="P11"><text:span text:style-name="T10"><text:s text:c="2"/>Have you ever heard a parent say to their child: “Say, You're sorry?” then the child responds with a weak: “I'm sorry.” </text:span></text:p>
      <text:p text:style-name="P11"><text:span text:style-name="T11">The New Law:</text:span><text:span text:style-name="T10"> This new commandment (or old commandment) required; not that a person </text:span><text:span text:style-name="T12">say</text:span><text:span text:style-name="T10"> they are sorry, but that they actually </text:span><text:span text:style-name="T12">be sorry</text:span><text:span text:style-name="T10">. It requires not that a person </text:span><text:span text:style-name="T12">says</text:span><text:span text:style-name="T10"> that they love God with all their heart soul and mind but that they actually </text:span><text:span text:style-name="T12">do it</text:span><text:span text:style-name="T10">. They are not required to </text:span><text:span text:style-name="T12">say</text:span><text:span text:style-name="T10"> that they love their neighbor but that they actually </text:span><text:span text:style-name="T12">do</text:span><text:span text:style-name="T10"> love their neighbor. </text:span></text:p>
      <text:p text:style-name="P11"><text:span text:style-name="T10"><text:s text:c="2"/>The first 5 commandments deal with how we treat God. The second five deal with how we treat our fellow man. Most of us struggle with just following these 10. </text:span></text:p>
      <text:p text:style-name="P11"><text:span text:style-name="T10"><text:s text:c="2"/>Jesus has opened up an entirely new scenario with His answer. In the Jewish world they worried about strict obedience to specifics but now they have to approach every event (even those not covered in their rule book) with the questions of how will my response express love for God? and how do I best love my fellow man? If I love God totally and my <text:s/>neighbor as much as myself then what command found in scripture will I disobey? What action of daily life is not covered by these two commands? </text:span></text:p>
      <text:p text:style-name="P11"><text:span text:style-name="T11">Conclude:</text:span><text:span text:style-name="T10"> Have you ever heard a long boring preacher conclude with a phrase such as this? “I've said all that to say this.” and then he conclud</text:span><text:span text:style-name="T17">es</text:span><text:span text:style-name="T10"> his sermon in a couple of sentences. You just wish he had started with those two sentences and let you go home. Well that is what Jesus is doing. All of the Old Testament laws and prophecies are summed up in these 2 commands. If Americans could live by these two commands we would truly be a Christian nation again.</text:span></text:p>
      <text:p text:style-name="P11"><text:span text:style-name="T10"><text:s text:c="2"/>Preacher asks child about his sermon, that morning. Son responds well you did a fine job preaching on what it means to be a Christian. “Dad, have I ever met a real Christ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10-28T21:32:47.11</dc:date>
    <meta:editing-duration>P2DT3H22M12S</meta:editing-duration>
    <meta:generator>OpenOffice/4.1.3$Win32 OpenOffice.org_project/413m1$Build-9783</meta:generator>
    <meta:document-statistic meta:table-count="0" meta:image-count="0" meta:object-count="0" meta:page-count="1" meta:paragraph-count="20" meta:word-count="1002" meta:character-count="54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